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modifiableOrderedMapIterato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OrderedMapIterato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OrderedMapIterator.UnmodifiableOrderedMapIterator( OrderedMap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OrderedMapIterator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OrderedMap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OrderedMapIterator.decorate( OrderedMapIterator iter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nmodifiableOrderedMap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OrderedMap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OrderedMapIterator.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OrderedMapIterator.has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